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344BF3FE8E33F5A9.png" manifest:media-type="image/png"/>
  <manifest:file-entry manifest:full-path="Pictures/10000201000001C70000013B354F5C6A6AB938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85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18pt"/>
    </style:style>
    <style:style style:name="P3" style:family="paragraph">
      <loext:graphic-properties draw:fill="none" draw:fill-color="#ffffff"/>
      <style:text-properties fo:font-size="36pt" style:font-size-asian="36pt" style:font-size-complex="18pt"/>
    </style:style>
    <style:style style:name="T1" style:family="text">
      <style:text-properties fo:font-size="24pt" style:font-size-asian="24pt" style:font-size-complex="18pt"/>
    </style:style>
    <style:style style:name="T2" style:family="text">
      <style:text-properties fo:font-size="36pt" style:font-size-asian="3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cm" svg:y1="9.1cm" svg:x2="20.9cm" svg:y2="9.1cm">
          <text:p/>
        </draw:line>
        <draw:line draw:style-name="gr1" draw:text-style-name="P1" draw:layer="layout" svg:x1="20.95cm" svg:y1="5.1cm" svg:x2="6.05cm" svg:y2="5.1cm">
          <text:p/>
        </draw:line>
        <draw:frame draw:style-name="gr2" draw:text-style-name="P1" draw:layer="layout" svg:width="6.735cm" svg:height="4.662cm" svg:x="21.901cm" svg:y="5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2" draw:text-style-name="P1" draw:layer="layout" svg:width="2.29cm" svg:height="5.016cm" svg:x="5.958cm" svg:y="1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3" draw:text-style-name="P2" draw:layer="layout" svg:width="18.1cm" svg:height="6.1cm" svg:x="10cm" svg:y="11cm">
          <draw:text-box>
            <text:p><text:span text:style-name="T1">[</text:span><text:span text:style-name="T1">用語群</text:span><text:span text:style-name="T1">]</text:span></text:p>
            <text:p><text:span text:style-name="T1">www.</text:span><text:span text:style-name="T1">ユーザ</text:span><text:span text:style-name="T1">ID.demo.fml.org <text:s text:c="4"/>api.fml.org</text:span></text:p>
            <text:p><text:span text:style-name="T1">自分の</text:span><text:span text:style-name="T1">PC <text:s text:c="3"/>WWW</text:span><text:span text:style-name="T1">ブラウザ <text:s text:c="6"/></text:span><text:span text:style-name="T1">www.py </text:span></text:p>
            <text:p><text:span text:style-name="T1">SSH <text:s text:c="11"/>HTTP</text:span></text:p>
            <text:p><text:span text:style-name="T1"/></text:p>
            <text:p><text:span text:style-name="T1">※</text:span><text:span text:style-name="T1">GET / HTTP/1.0 </text:span><text:span text:style-name="T1">とか </text:span><text:span text:style-name="T1">jibun=0 </text:span><text:span text:style-name="T1">も追加してみよう</text:span></text:p>
          </draw:text-box>
        </draw:frame>
        <draw:frame draw:style-name="gr4" draw:text-style-name="P3" draw:layer="layout" svg:width="16.1cm" svg:height="2cm" svg:x="2.9cm" svg:y="2.1cm">
          <draw:text-box>
            <text:p><text:span text:style-name="T2">構成図テンプレー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9T20:39:12.440702838</meta:creation-date>
    <dc:date>2024-04-28T14:30:39.591814308</dc:date>
    <meta:editing-duration>PT18M58S</meta:editing-duration>
    <meta:editing-cycles>7</meta:editing-cycles>
    <meta:generator>LibreOffice/6.1.5.2$Linux_X86_64 LibreOffice_project/10$Build-2</meta:generator>
    <meta:document-statistic meta:object-count="6"/>
  </office:meta>
</office:document-meta>
</file>